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ext-properties fo:color="#2a00ff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/>
      <table:table table:name="Filtered Employee Data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ENAB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iltered Example #2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ENABLE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juni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st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ock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2:40:08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6T22:45:29.808000000</dc:date>
    <meta:editing-cycles>14</meta:editing-cycles>
    <meta:editing-duration>PT1H47M45S</meta:editing-duration>
    <meta:generator>LibreOffice/6.2.0.3$Windows_X86_64 LibreOffice_project/98c6a8a1c6c7b144ce3cc729e34964b47ce25d62</meta:generator>
    <meta:document-statistic meta:table-count="2" meta:cell-count="32" meta:object-count="0"/>
  </office:meta>
</office:document-meta>
</file>